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092cm"/>
    </style:style>
    <style:style style:name="Tabla1.B" style:family="table-column">
      <style:table-column-properties style:column-width="11.492cm"/>
    </style:style>
    <style:style style:name="Tabla1.A1" style:family="table-cell">
      <style:table-cell-properties fo:background-color="#eeeeee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1.B1" style:family="table-cell">
      <style:table-cell-properties fo:background-color="#eeeeee" fo:padding="0.097cm" fo:border="0.05pt solid #808080" style:writing-mode="page">
        <style:background-image/>
      </style:table-cell-properties>
    </style:style>
    <style:style style:name="Tabla1.A2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2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3" style:family="table-row">
      <style:table-row-properties style:min-row-height="0.326cm"/>
    </style:style>
    <style:style style:name="Tabla1.A3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3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4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4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5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5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6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6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7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7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8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8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9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9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0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0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1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1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P1" style:family="paragraph" style:parent-style-name="Standard">
      <style:text-properties officeooo:rsid="00170f41" officeooo:paragraph-rsid="00170f41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style:font-name="Liberation Sans" fo:font-weight="bold" officeooo:rsid="00184ba7" officeooo:paragraph-rsid="00184ba7" style:font-weight-asian="bold" style:font-weight-complex="bold"/>
    </style:style>
    <style:style style:name="P8" style:family="paragraph" style:parent-style-name="Table_20_Contents">
      <style:text-properties officeooo:rsid="00184ba7" officeooo:paragraph-rsid="00184ba7"/>
    </style:style>
    <style:style style:name="P9" style:family="paragraph" style:parent-style-name="Table_20_Contents">
      <style:text-properties officeooo:rsid="001d92f8" officeooo:paragraph-rsid="001d92f8"/>
    </style:style>
    <style:style style:name="P10" style:family="paragraph" style:parent-style-name="Table_20_Contents">
      <style:text-properties officeooo:rsid="00200428" officeooo:paragraph-rsid="00200428"/>
    </style:style>
    <style:style style:name="P11" style:family="paragraph" style:parent-style-name="Standard">
      <style:text-properties style:text-underline-style="solid" style:text-underline-width="auto" style:text-underline-color="font-color" officeooo:rsid="00170f41" officeooo:paragraph-rsid="00170f41"/>
    </style:style>
    <style:style style:name="T1" style:family="text">
      <style:text-properties officeooo:rsid="002396e4"/>
    </style:style>
    <style:style style:name="T2" style:family="text">
      <style:text-properties officeooo:rsid="00200428"/>
    </style:style>
    <style:style style:name="T3" style:family="text">
      <style:text-properties officeooo:rsid="001d92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</text:p>
      <text:p text:style-name="P1"/>
      <text:p text:style-name="Subtitle">Subtítulo</text:p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141_4280280756" text:style-name="Index_20_Link" text:visited-style-name="Index_20_Link">Título 1<text:tab/>1</text:a></text:p>
          <text:p text:style-name="P3"><text:a xlink:type="simple" xlink:href="#__RefHeading___Toc143_4280280756" text:style-name="Index_20_Link" text:visited-style-name="Index_20_Link">Título 2<text:tab/>1</text:a></text:p>
          <text:p text:style-name="P4"><text:a xlink:type="simple" xlink:href="#__RefHeading___Toc145_4280280756" text:style-name="Index_20_Link" text:visited-style-name="Index_20_Link">Título 3<text:tab/>1</text:a></text:p>
          <text:p text:style-name="P5"><text:a xlink:type="simple" xlink:href="#__RefHeading___Toc147_4280280756" text:style-name="Index_20_Link" text:visited-style-name="Index_20_Link">Título 4<text:tab/>1</text:a></text:p>
          <text:p text:style-name="P6"><text:a xlink:type="simple" xlink:href="#__RefHeading___Toc141_4280280756%20Copia%201" text:style-name="Index_20_Link" text:visited-style-name="Index_20_Link">Título 5<text:tab/>1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141_4280280756"/><text:span text:style-name="T1">Título</text:span> 1<text:bookmark-end text:name="__RefHeading___Toc141_4280280756"/></text:h>
      <text:h text:style-name="Heading_20_2" text:outline-level="2"><text:bookmark-start text:name="__RefHeading___Toc143_4280280756"/><text:span text:style-name="T1">Título</text:span> 2<text:bookmark-end text:name="__RefHeading___Toc143_4280280756"/></text:h>
      <text:h text:style-name="Heading_20_3" text:outline-level="3"><text:bookmark-start text:name="__RefHeading___Toc145_4280280756"/><text:span text:style-name="T1">Título</text:span> 3<text:bookmark-end text:name="__RefHeading___Toc145_4280280756"/></text:h>
      <text:h text:style-name="Heading_20_4" text:outline-level="4"><text:bookmark-start text:name="__RefHeading___Toc147_4280280756"/><text:span text:style-name="T1">Título</text:span> 4<text:bookmark-end text:name="__RefHeading___Toc147_4280280756"/></text:h>
      <text:h text:style-name="Heading_20_5" text:outline-level="5"><text:bookmark-start text:name="__RefHeading___Toc141_4280280756 Copia 1"/><text:span text:style-name="T1">Título</text:span> 5<text:bookmark-end text:name="__RefHeading___Toc141_4280280756 Copia 1"/></text:h>
      <text:p text:style-name="P1"/>
      <text:p text:style-name="P1">Texto normal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stilo</text:p>
          </table:table-cell>
          <table:table-cell table:style-name="Tabla1.B1" office:value-type="string">
            <text:p text:style-name="P7">Typeface</text:p>
          </table:table-cell>
        </table:table-row>
        <table:table-row>
          <table:table-cell table:style-name="Tabla1.A2" office:value-type="string">
            <text:p text:style-name="P8">Título General</text:p>
          </table:table-cell>
          <table:table-cell table:style-name="Tabla1.B2" office:value-type="string">
            <text:p text:style-name="Standard">Liberation <text:span text:style-name="T2">Sans</text:span>, 28 pt, Negrita</text:p>
          </table:table-cell>
        </table:table-row>
        <table:table-row table:style-name="Tabla1.3">
          <table:table-cell table:style-name="Tabla1.A3" office:value-type="string">
            <text:p text:style-name="P8">Subtítulo</text:p>
          </table:table-cell>
          <table:table-cell table:style-name="Tabla1.B3" office:value-type="string">
            <text:p text:style-name="P8">Liberation Serif, 18 pt</text:p>
          </table:table-cell>
        </table:table-row>
        <table:table-row>
          <table:table-cell table:style-name="Tabla1.A4" office:value-type="string">
            <text:p text:style-name="P8">Título 1</text:p>
          </table:table-cell>
          <table:table-cell table:style-name="Tabla1.B4" office:value-type="string">
            <text:p text:style-name="P8">Liberation Serif, 18 pt, Negrita</text:p>
          </table:table-cell>
        </table:table-row>
        <table:table-row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8"/>
          </table:table-cell>
        </table:table-row>
        <table:table-row>
          <table:table-cell table:style-name="Tabla1.A6" office:value-type="string">
            <text:p text:style-name="P8">Estilo de Párrafo Predeterminado</text:p>
          </table:table-cell>
          <table:table-cell table:style-name="Tabla1.B6" office:value-type="string">
            <text:p text:style-name="P8">Liberation Serif, 12 pt</text:p>
          </table:table-cell>
        </table:table-row>
        <table:table-row>
          <table:table-cell table:style-name="Tabla1.A7" office:value-type="string">
            <text:p text:style-name="P9">Título del Sumario</text:p>
          </table:table-cell>
          <table:table-cell table:style-name="Tabla1.B7" office:value-type="string">
            <text:p text:style-name="P8">Liberation <text:span text:style-name="T3">Sans</text:span>, 1<text:span text:style-name="T3">6 </text:span>pt</text:p>
          </table:table-cell>
        </table:table-row>
        <table:table-row>
          <table:table-cell table:style-name="Tabla1.A8" office:value-type="string">
            <text:p text:style-name="P10">Sumario 1</text:p>
          </table:table-cell>
          <table:table-cell table:style-name="Tabla1.B8" office:value-type="string">
            <text:p text:style-name="P8">Liberation <text:span text:style-name="T3">Sans</text:span>, 1<text:span text:style-name="T2">2</text:span><text:span text:style-name="T3"> </text:span>pt</text:p>
          </table:table-cell>
        </table:table-row>
        <table:table-row>
          <table:table-cell table:style-name="Tabla1.A9" office:value-type="string">
            <text:p text:style-name="P8"/>
          </table:table-cell>
          <table:table-cell table:style-name="Tabla1.B9" office:value-type="string">
            <text:p text:style-name="P8"/>
          </table:table-cell>
        </table:table-row>
        <text:soft-page-break/>
        <table:table-row>
          <table:table-cell table:style-name="Tabla1.A10" office:value-type="string">
            <text:p text:style-name="P8"/>
          </table:table-cell>
          <table:table-cell table:style-name="Tabla1.B10" office:value-type="string">
            <text:p text:style-name="P8"/>
          </table:table-cell>
        </table:table-row>
        <table:table-row>
          <table:table-cell table:style-name="Tabla1.A11" office:value-type="string">
            <text:p text:style-name="P8"/>
          </table:table-cell>
          <table:table-cell table:style-name="Tabla1.B11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4:32:20.366000000</dc:date>
    <dc:creator>Cristian Segura</dc:creator>
    <meta:editing-duration>PT25M23S</meta:editing-duration>
    <meta:editing-cycles>14</meta:editing-cycles>
    <meta:print-date>2025-03-15T14:31:21.451000000</meta:print-date>
    <meta:printed-by>Archivos PDF: Cristian Segura</meta:printed-by>
    <dc:contributor>Cristian Segura &lt;cristian.segura.lepe@gmail.com&gt;</dc:contributor>
    <dc:subject>LibreOffice Writer Template</dc:subject>
    <dc:title>Template por Defecto LibreOffice 24.8 Writer</dc:title>
    <meta:document-statistic meta:table-count="1" meta:image-count="0" meta:object-count="0" meta:page-count="2" meta:paragraph-count="28" meta:word-count="72" meta:character-count="381" meta:non-whitespace-character-count="337"/>
    <meta:user-defined meta:name="Autor">Cristian Segura &lt;cristian.segura.lepe@gmail.com&gt;</meta:user-defined>
  </office:meta>
</office:document-meta>
</file>